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sm_tag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OSM_key</text:p>
          </table:table-cell>
          <table:table-cell table:style-name="ce1" office:value-type="string" calcext:value-type="string">
            <text:p>OSM_value</text:p>
          </table:table-cell>
          <table:table-cell table:style-name="ce1" office:value-type="string" calcext:value-type="string">
            <text:p>png_fil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aycare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ice_cream</text:p>
          </table:table-cell>
          <table:table-cell office:value-type="string" calcext:value-type="string">
            <text:p>icecream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fillingstation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dentis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hospital-building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ownhall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veterin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cycling_typ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foodcan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movierenta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butcher-2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oityourself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ptici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tan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greengrocer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lothers_mal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ho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watche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econd_hand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florist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garden_centre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housewar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icycle_shop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newsagen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hotel_0st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stel</text:p>
          </table:table-cell>
          <table:table-cell office:value-type="string" calcext:value-type="string">
            <text:p>hotel_0st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guest_house</text:p>
          </table:table-cell>
          <table:table-cell office:value-type="string" calcext:value-type="string">
            <text:p>hostel_0st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employment_agency</text:p>
          </table:table-cell>
          <table:table-cell/>
          <table:table-cell office:value-type="string" calcext:value-type="string">
            <text:p>services</text:p>
          </table:table-cell>
        </table:table-row>
      </table:table>
      <table:table table:name="overpass querie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]&amp;[osm_tags.A2]&amp;&quot;'='&quot;&amp;[osm_tags.B2]&amp;[.B2]&amp;[.C2]&amp;[osm_tags.A2]&amp;&quot;'='&quot;&amp;[osm_tags.B2]&amp;[.B2]" office:value-type="string" office:string-value="  node['amenity'='bar'](area.searchArea);SAUT  way['amenity'='bar'](area.searchArea);" calcext:value-type="string">
            <text:p><text:s text:c="2"/>node['amenity'='bar'](area.searchArea);SAUT <text:s/>way['amenity'='b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]&amp;[osm_tags.A3]&amp;&quot;'='&quot;&amp;[osm_tags.B3]&amp;[.B3]&amp;[.C3]&amp;[osm_tags.A3]&amp;&quot;'='&quot;&amp;[osm_tags.B3]&amp;[.B3]" office:value-type="string" office:string-value="  node['amenity'='biergarten'](area.searchArea);SAUT  way['amenity'='biergarten'](area.searchArea);" calcext:value-type="string">
            <text:p><text:s text:c="2"/>node['amenity'='biergarten'](area.searchArea);SAUT <text:s/>way['amenity'='bi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]&amp;[osm_tags.A4]&amp;&quot;'='&quot;&amp;[osm_tags.B4]&amp;[.B4]&amp;[.C4]&amp;[osm_tags.A4]&amp;&quot;'='&quot;&amp;[osm_tags.B4]&amp;[.B4]" office:value-type="string" office:string-value="  node['amenity'='cafe'](area.searchArea);SAUT  way['amenity'='cafe'](area.searchArea);" calcext:value-type="string">
            <text:p><text:s text:c="2"/>node['amenity'='cafe'](area.searchArea);SAUT <text:s/>way['amenity'='caf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]&amp;[osm_tags.A5]&amp;&quot;'='&quot;&amp;[osm_tags.B5]&amp;[.B5]&amp;[.C5]&amp;[osm_tags.A5]&amp;&quot;'='&quot;&amp;[osm_tags.B5]&amp;[.B5]" office:value-type="string" office:string-value="  node['amenity'='fast_food'](area.searchArea);SAUT  way['amenity'='fast_food'](area.searchArea);" calcext:value-type="string">
            <text:p><text:s text:c="2"/>node['amenity'='fast_food'](area.searchArea);SAUT <text:s/>way['amenity'='fast_foo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]&amp;[osm_tags.A6]&amp;&quot;'='&quot;&amp;[osm_tags.B6]&amp;[.B6]&amp;[.C6]&amp;[osm_tags.A6]&amp;&quot;'='&quot;&amp;[osm_tags.B6]&amp;[.B6]" office:value-type="string" office:string-value="  node['amenity'='kindergarten'](area.searchArea);SAUT  way['amenity'='kindergarten'](area.searchArea);" calcext:value-type="string">
            <text:p><text:s text:c="2"/>node['amenity'='kindergarten'](area.searchArea);SAUT <text:s/>way['amenity'='kind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]&amp;[osm_tags.A7]&amp;&quot;'='&quot;&amp;[osm_tags.B7]&amp;[.B7]&amp;[.C7]&amp;[osm_tags.A7]&amp;&quot;'='&quot;&amp;[osm_tags.B7]&amp;[.B7]" office:value-type="string" office:string-value="  node['amenity'='pharmacy'](area.searchArea);SAUT  way['amenity'='pharmacy'](area.searchArea);" calcext:value-type="string">
            <text:p><text:s text:c="2"/>node['amenity'='pharmacy'](area.searchArea);SAUT <text:s/>way['amenity'='pharmac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]&amp;[osm_tags.A8]&amp;&quot;'='&quot;&amp;[osm_tags.B8]&amp;[.B8]&amp;[.C8]&amp;[osm_tags.A8]&amp;&quot;'='&quot;&amp;[osm_tags.B8]&amp;[.B8]" office:value-type="string" office:string-value="  node['amenity'='pub'](area.searchArea);SAUT  way['amenity'='pub'](area.searchArea);" calcext:value-type="string">
            <text:p><text:s text:c="2"/>node['amenity'='pub'](area.searchArea);SAUT <text:s/>way['amenity'='pub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]&amp;[osm_tags.A9]&amp;&quot;'='&quot;&amp;[osm_tags.B9]&amp;[.B9]&amp;[.C9]&amp;[osm_tags.A9]&amp;&quot;'='&quot;&amp;[osm_tags.B9]&amp;[.B9]" office:value-type="string" office:string-value="  node['amenity'='restaurant'](area.searchArea);SAUT  way['amenity'='restaurant'](area.searchArea);" calcext:value-type="string">
            <text:p><text:s text:c="2"/>node['amenity'='restaurant'](area.searchArea);SAUT <text:s/>way['amenity'='restaura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]&amp;[osm_tags.A10]&amp;&quot;'='&quot;&amp;[osm_tags.B10]&amp;[.B10]&amp;[.C10]&amp;[osm_tags.A10]&amp;&quot;'='&quot;&amp;[osm_tags.B10]&amp;[.B10]" office:value-type="string" office:string-value="  node['amenity'='school'](area.searchArea);SAUT  way['amenity'='school'](area.searchArea);" calcext:value-type="string">
            <text:p><text:s text:c="2"/>node['amenity'='school'](area.searchArea);SAUT <text:s/>way['amenity'='schoo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]&amp;[osm_tags.A11]&amp;&quot;'='&quot;&amp;[osm_tags.B11]&amp;[.B11]&amp;[.C11]&amp;[osm_tags.A11]&amp;&quot;'='&quot;&amp;[osm_tags.B11]&amp;[.B11]" office:value-type="string" office:string-value="  node['amenity'='ice_cream'](area.searchArea);SAUT  way['amenity'='ice_cream'](area.searchArea);" calcext:value-type="string">
            <text:p><text:s text:c="2"/>node['amenity'='ice_cream'](area.searchArea);SAUT <text:s/>way['amenity'='ice_crea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2]&amp;[osm_tags.A12]&amp;&quot;'='&quot;&amp;[osm_tags.B12]&amp;[.B12]&amp;[.C12]&amp;[osm_tags.A12]&amp;&quot;'='&quot;&amp;[osm_tags.B12]&amp;[.B12]" office:value-type="string" office:string-value="  node['amenity'='college'](area.searchArea);SAUT  way['amenity'='college'](area.searchArea);" calcext:value-type="string">
            <text:p><text:s text:c="2"/>node['amenity'='college'](area.searchArea);SAUT <text:s/>way['amenity'='colleg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3]&amp;[osm_tags.A13]&amp;&quot;'='&quot;&amp;[osm_tags.B13]&amp;[.B13]&amp;[.C13]&amp;[osm_tags.A13]&amp;&quot;'='&quot;&amp;[osm_tags.B13]&amp;[.B13]" office:value-type="string" office:string-value="  node['amenity'='library'](area.searchArea);SAUT  way['amenity'='library'](area.searchArea);" calcext:value-type="string">
            <text:p><text:s text:c="2"/>node['amenity'='library'](area.searchArea);SAUT <text:s/>way['amenity'='libr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4]&amp;[osm_tags.A14]&amp;&quot;'='&quot;&amp;[osm_tags.B14]&amp;[.B14]&amp;[.C14]&amp;[osm_tags.A14]&amp;&quot;'='&quot;&amp;[osm_tags.B14]&amp;[.B14]" office:value-type="string" office:string-value="  node['amenity'='university'](area.searchArea);SAUT  way['amenity'='university'](area.searchArea);" calcext:value-type="string">
            <text:p><text:s text:c="2"/>node['amenity'='university'](area.searchArea);SAUT <text:s/>way['amenity'='univers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5]&amp;[osm_tags.A15]&amp;&quot;'='&quot;&amp;[osm_tags.B15]&amp;[.B15]&amp;[.C15]&amp;[osm_tags.A15]&amp;&quot;'='&quot;&amp;[osm_tags.B15]&amp;[.B15]" office:value-type="string" office:string-value="  node['amenity'='car_wash'](area.searchArea);SAUT  way['amenity'='car_wash'](area.searchArea);" calcext:value-type="string">
            <text:p><text:s text:c="2"/>node['amenity'='car_wash'](area.searchArea);SAUT <text:s/>way['amenity'='car_wash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6]&amp;[osm_tags.A16]&amp;&quot;'='&quot;&amp;[osm_tags.B16]&amp;[.B16]&amp;[.C16]&amp;[osm_tags.A16]&amp;&quot;'='&quot;&amp;[osm_tags.B16]&amp;[.B16]" office:value-type="string" office:string-value="  node['amenity'='fuel'](area.searchArea);SAUT  way['amenity'='fuel'](area.searchArea);" calcext:value-type="string">
            <text:p><text:s text:c="2"/>node['amenity'='fuel'](area.searchArea);SAUT <text:s/>way['amenity'='fu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7]&amp;[osm_tags.A17]&amp;&quot;'='&quot;&amp;[osm_tags.B17]&amp;[.B17]&amp;[.C17]&amp;[osm_tags.A17]&amp;&quot;'='&quot;&amp;[osm_tags.B17]&amp;[.B17]" office:value-type="string" office:string-value="  node['amenity'='atm'](area.searchArea);SAUT  way['amenity'='atm'](area.searchArea);" calcext:value-type="string">
            <text:p><text:s text:c="2"/>node['amenity'='atm'](area.searchArea);SAUT <text:s/>way['amenity'='at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8]&amp;[osm_tags.A18]&amp;&quot;'='&quot;&amp;[osm_tags.B18]&amp;[.B18]&amp;[.C18]&amp;[osm_tags.A18]&amp;&quot;'='&quot;&amp;[osm_tags.B18]&amp;[.B18]" office:value-type="string" office:string-value="  node['amenity'='bank'](area.searchArea);SAUT  way['amenity'='bank'](area.searchArea);" calcext:value-type="string">
            <text:p><text:s text:c="2"/>node['amenity'='bank'](area.searchArea);SAUT <text:s/>way['amenity'='bank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9]&amp;[osm_tags.A19]&amp;&quot;'='&quot;&amp;[osm_tags.B19]&amp;[.B19]&amp;[.C19]&amp;[osm_tags.A19]&amp;&quot;'='&quot;&amp;[osm_tags.B19]&amp;[.B19]" office:value-type="string" office:string-value="  node['amenity'='dentist'](area.searchArea);SAUT  way['amenity'='dentist'](area.searchArea);" calcext:value-type="string">
            <text:p><text:s text:c="2"/>node['amenity'='dentist'](area.searchArea);SAUT <text:s/>way['amenity'='dent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0]&amp;[osm_tags.A20]&amp;&quot;'='&quot;&amp;[osm_tags.B20]&amp;[.B20]&amp;[.C20]&amp;[osm_tags.A20]&amp;&quot;'='&quot;&amp;[osm_tags.B20]&amp;[.B20]" office:value-type="string" office:string-value="  node['amenity'='doctors'](area.searchArea);SAUT  way['amenity'='doctors'](area.searchArea);" calcext:value-type="string">
            <text:p><text:s text:c="2"/>node['amenity'='doctors'](area.searchArea);SAUT <text:s/>way['amenity'='doctor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1]&amp;[osm_tags.A21]&amp;&quot;'='&quot;&amp;[osm_tags.B21]&amp;[.B21]&amp;[.C21]&amp;[osm_tags.A21]&amp;&quot;'='&quot;&amp;[osm_tags.B21]&amp;[.B21]" office:value-type="string" office:string-value="  node['amenity'='hospital'](area.searchArea);SAUT  way['amenity'='hospital'](area.searchArea);" calcext:value-type="string">
            <text:p><text:s text:c="2"/>node['amenity'='hospital'](area.searchArea);SAUT <text:s/>way['amenity'='hospit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2]&amp;[osm_tags.A23]&amp;&quot;'='&quot;&amp;[osm_tags.B23]&amp;[.B22]&amp;[.C22]&amp;[osm_tags.A23]&amp;&quot;'='&quot;&amp;[osm_tags.B23]&amp;[.B22]" office:value-type="string" office:string-value="  node['amenity'='veterinary'](area.searchArea);SAUT  way['amenity'='veterinary'](area.searchArea);" calcext:value-type="string">
            <text:p><text:s text:c="2"/>node['amenity'='veterinary'](area.searchArea);SAUT <text:s/>way['amenity'='veterin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3]&amp;[osm_tags.A24]&amp;&quot;'='&quot;&amp;[osm_tags.B24]&amp;[.B23]&amp;[.C23]&amp;[osm_tags.A24]&amp;&quot;'='&quot;&amp;[osm_tags.B24]&amp;[.B23]" office:value-type="string" office:string-value="  node['recycling_type'='centre'](area.searchArea);SAUT  way['recycling_type'='centre'](area.searchArea);" calcext:value-type="string">
            <text:p><text:s text:c="2"/>node['recycling_type'='centre'](area.searchArea);SAUT <text:s/>way['recycling_type'='cent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4]&amp;[osm_tags.A25]&amp;&quot;'='&quot;&amp;[osm_tags.B25]&amp;[.B24]&amp;[.C24]&amp;[osm_tags.A25]&amp;&quot;'='&quot;&amp;[osm_tags.B25]&amp;[.B24]" office:value-type="string" office:string-value="  node['amenity'='cinema'](area.searchArea);SAUT  way['amenity'='cinema'](area.searchArea);" calcext:value-type="string">
            <text:p><text:s text:c="2"/>node['amenity'='cinema'](area.searchArea);SAUT <text:s/>way['amenity'='cinema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5]&amp;[osm_tags.A26]&amp;&quot;'='&quot;&amp;[osm_tags.B26]&amp;[.B25]&amp;[.C25]&amp;[osm_tags.A26]&amp;&quot;'='&quot;&amp;[osm_tags.B26]&amp;[.B25]" office:value-type="string" office:string-value="  node['shop'='bakery'](area.searchArea);SAUT  way['shop'='bakery'](area.searchArea);" calcext:value-type="string">
            <text:p><text:s text:c="2"/>node['shop'='bakery'](area.searchArea);SAUT <text:s/>way['shop'='bake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6]&amp;[osm_tags.A27]&amp;&quot;'='&quot;&amp;[osm_tags.B27]&amp;[.B26]&amp;[.C26]&amp;[osm_tags.A27]&amp;&quot;'='&quot;&amp;[osm_tags.B27]&amp;[.B26]" office:value-type="string" office:string-value="  node['shop'='butcher'](area.searchArea);SAUT  way['shop'='butcher'](area.searchArea);" calcext:value-type="string">
            <text:p><text:s text:c="2"/>node['shop'='butcher'](area.searchArea);SAUT <text:s/>way['shop'='butch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7]&amp;[osm_tags.A28]&amp;&quot;'='&quot;&amp;[osm_tags.B28]&amp;[.B27]&amp;[.C27]&amp;[osm_tags.A28]&amp;&quot;'='&quot;&amp;[osm_tags.B28]&amp;[.B27]" office:value-type="string" office:string-value="  node['shop'='car'](area.searchArea);SAUT  way['shop'='car'](area.searchArea);" calcext:value-type="string">
            <text:p><text:s text:c="2"/>node['shop'='car'](area.searchArea);SAUT <text:s/>way['shop'='c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8]&amp;[osm_tags.A29]&amp;&quot;'='&quot;&amp;[osm_tags.B29]&amp;[.B28]&amp;[.C28]&amp;[osm_tags.A29]&amp;&quot;'='&quot;&amp;[osm_tags.B29]&amp;[.B28]" office:value-type="string" office:string-value="  node['shop'='cheese'](area.searchArea);SAUT  way['shop'='cheese'](area.searchArea);" calcext:value-type="string">
            <text:p><text:s text:c="2"/>node['shop'='cheese'](area.searchArea);SAUT <text:s/>way['shop'='chees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9]&amp;[osm_tags.A30]&amp;&quot;'='&quot;&amp;[osm_tags.B30]&amp;[.B29]&amp;[.C29]&amp;[osm_tags.A30]&amp;&quot;'='&quot;&amp;[osm_tags.B30]&amp;[.B29]" office:value-type="string" office:string-value="  node['shop'='chocolate'](area.searchArea);SAUT  way['shop'='chocolate'](area.searchArea);" calcext:value-type="string">
            <text:p><text:s text:c="2"/>node['shop'='chocolate'](area.searchArea);SAUT <text:s/>way['shop'='chocolat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0]&amp;[osm_tags.A31]&amp;&quot;'='&quot;&amp;[osm_tags.B31]&amp;[.B30]&amp;[.C30]&amp;[osm_tags.A31]&amp;&quot;'='&quot;&amp;[osm_tags.B31]&amp;[.B30]" office:value-type="string" office:string-value="  node['shop'='convenience'](area.searchArea);SAUT  way['shop'='convenience'](area.searchArea);" calcext:value-type="string">
            <text:p><text:s text:c="2"/>node['shop'='convenience'](area.searchArea);SAUT <text:s/>way['shop'='convenienc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1]&amp;[osm_tags.A32]&amp;&quot;'='&quot;&amp;[osm_tags.B32]&amp;[.B31]&amp;[.C31]&amp;[osm_tags.A32]&amp;&quot;'='&quot;&amp;[osm_tags.B32]&amp;[.B31]" office:value-type="string" office:string-value="  node['shop'='deli'](area.searchArea);SAUT  way['shop'='deli'](area.searchArea);" calcext:value-type="string">
            <text:p><text:s text:c="2"/>node['shop'='deli'](area.searchArea);SAUT <text:s/>way['shop'='deli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2]&amp;[osm_tags.A33]&amp;&quot;'='&quot;&amp;[osm_tags.B33]&amp;[.B32]&amp;[.C32]&amp;[osm_tags.A33]&amp;&quot;'='&quot;&amp;[osm_tags.B33]&amp;[.B32]" office:value-type="string" office:string-value="  node['shop'='doityourself'](area.searchArea);SAUT  way['shop'='doityourself'](area.searchArea);" calcext:value-type="string">
            <text:p><text:s text:c="2"/>node['shop'='doityourself'](area.searchArea);SAUT <text:s/>way['shop'='doityourself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3]&amp;[osm_tags.A34]&amp;&quot;'='&quot;&amp;[osm_tags.B34]&amp;[.B33]&amp;[.C33]&amp;[osm_tags.A34]&amp;&quot;'='&quot;&amp;[osm_tags.B34]&amp;[.B33]" office:value-type="string" office:string-value="  node['shop'='optician'](area.searchArea);SAUT  way['shop'='optician'](area.searchArea);" calcext:value-type="string">
            <text:p><text:s text:c="2"/>node['shop'='optician'](area.searchArea);SAUT <text:s/>way['shop'='opticia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4]&amp;[osm_tags.A35]&amp;&quot;'='&quot;&amp;[osm_tags.B35]&amp;[.B34]&amp;[.C34]&amp;[osm_tags.A35]&amp;&quot;'='&quot;&amp;[osm_tags.B35]&amp;[.B34]" office:value-type="string" office:string-value="  node['shop'='supermarket'](area.searchArea);SAUT  way['shop'='supermarket'](area.searchArea);" calcext:value-type="string">
            <text:p><text:s text:c="2"/>node['shop'='supermarket'](area.searchArea);SAUT <text:s/>way['shop'='supermarke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5]&amp;[osm_tags.A36]&amp;&quot;'='&quot;&amp;[osm_tags.B36]&amp;[.B35]&amp;[.C35]&amp;[osm_tags.A36]&amp;&quot;'='&quot;&amp;[osm_tags.B36]&amp;[.B35]" office:value-type="string" office:string-value="  node['shop '='farm'](area.searchArea);SAUT  way['shop '='farm'](area.searchArea);" calcext:value-type="string">
            <text:p><text:s text:c="2"/>node['shop '='farm'](area.searchArea);SAUT <text:s/>way['shop '='far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6]&amp;[osm_tags.A37]&amp;&quot;'='&quot;&amp;[osm_tags.B37]&amp;[.B36]&amp;[.C36]&amp;[osm_tags.A37]&amp;&quot;'='&quot;&amp;[osm_tags.B37]&amp;[.B36]" office:value-type="string" office:string-value="  node['shop '='greengrocer'](area.searchArea);SAUT  way['shop '='greengrocer'](area.searchArea);" calcext:value-type="string">
            <text:p><text:s text:c="2"/>node['shop '='greengrocer'](area.searchArea);SAUT <text:s/>way['shop '='greengroc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7]&amp;[osm_tags.A38]&amp;&quot;'='&quot;&amp;[osm_tags.B38]&amp;[.B37]&amp;[.C37]&amp;[osm_tags.A38]&amp;&quot;'='&quot;&amp;[osm_tags.B38]&amp;[.B37]" office:value-type="string" office:string-value="  node['shop'='mall'](area.searchArea);SAUT  way['shop'='mall'](area.searchArea);" calcext:value-type="string">
            <text:p><text:s text:c="2"/>node['shop'='mall'](area.searchArea);SAUT <text:s/>way['shop'='mal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8]&amp;[osm_tags.A39]&amp;&quot;'='&quot;&amp;[osm_tags.B39]&amp;[.B38]&amp;[.C38]&amp;[osm_tags.A39]&amp;&quot;'='&quot;&amp;[osm_tags.B39]&amp;[.B38]" office:value-type="string" office:string-value="  node['shop'='clothes'](area.searchArea);SAUT  way['shop'='clothes'](area.searchArea);" calcext:value-type="string">
            <text:p><text:s text:c="2"/>node['shop'='clothes'](area.searchArea);SAUT <text:s/>way['shop'='clothe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9]&amp;[osm_tags.A40]&amp;&quot;'='&quot;&amp;[osm_tags.B40]&amp;[.B39]&amp;[.C39]&amp;[osm_tags.A40]&amp;&quot;'='&quot;&amp;[osm_tags.B40]&amp;[.B39]" office:value-type="string" office:string-value="  node['shop'='shoes'](area.searchArea);SAUT  way['shop'='shoes'](area.searchArea);" calcext:value-type="string">
            <text:p><text:s text:c="2"/>node['shop'='shoes'](area.searchArea);SAUT <text:s/>way['shop'='shoe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0]&amp;[osm_tags.A41]&amp;&quot;'='&quot;&amp;[osm_tags.B41]&amp;[.B40]&amp;[.C40]&amp;[osm_tags.A41]&amp;&quot;'='&quot;&amp;[osm_tags.B41]&amp;[.B40]" office:value-type="string" office:string-value="  node['shop'='watches'](area.searchArea);SAUT  way['shop'='watches'](area.searchArea);" calcext:value-type="string">
            <text:p><text:s text:c="2"/>node['shop'='watches'](area.searchArea);SAUT <text:s/>way['shop'='watche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1]&amp;[osm_tags.A42]&amp;&quot;'='&quot;&amp;[osm_tags.B42]&amp;[.B41]&amp;[.C41]&amp;[osm_tags.A42]&amp;&quot;'='&quot;&amp;[osm_tags.B42]&amp;[.B41]" office:value-type="string" office:string-value="  node['shop'='charity'](area.searchArea);SAUT  way['shop'='charity'](area.searchArea);" calcext:value-type="string">
            <text:p><text:s text:c="2"/>node['shop'='charity'](area.searchArea);SAUT <text:s/>way['shop'='char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2]&amp;[osm_tags.A43]&amp;&quot;'='&quot;&amp;[osm_tags.B43]&amp;[.B42]&amp;[.C42]&amp;[osm_tags.A43]&amp;&quot;'='&quot;&amp;[osm_tags.B43]&amp;[.B42]" office:value-type="string" office:string-value="  node['shop'='second_hand'](area.searchArea);SAUT  way['shop'='second_hand'](area.searchArea);" calcext:value-type="string">
            <text:p><text:s text:c="2"/>node['shop'='second_hand'](area.searchArea);SAUT <text:s/>way['shop'='second_han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3]&amp;[osm_tags.A44]&amp;&quot;'='&quot;&amp;[osm_tags.B44]&amp;[.B43]&amp;[.C43]&amp;[osm_tags.A44]&amp;&quot;'='&quot;&amp;[osm_tags.B44]&amp;[.B43]" office:value-type="string" office:string-value="  node['shop'='beauty'](area.searchArea);SAUT  way['shop'='beauty'](area.searchArea);" calcext:value-type="string">
            <text:p><text:s text:c="2"/>node['shop'='beauty'](area.searchArea);SAUT <text:s/>way['shop'='beau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4]&amp;[osm_tags.A45]&amp;&quot;'='&quot;&amp;[osm_tags.B45]&amp;[.B44]&amp;[.C44]&amp;[osm_tags.A45]&amp;&quot;'='&quot;&amp;[osm_tags.B45]&amp;[.B44]" office:value-type="string" office:string-value="  node['shop'='electrical'](area.searchArea);SAUT  way['shop'='electrical'](area.searchArea);" calcext:value-type="string">
            <text:p><text:s text:c="2"/>node['shop'='electrical'](area.searchArea);SAUT <text:s/>way['shop'='electric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5]&amp;[osm_tags.A46]&amp;&quot;'='&quot;&amp;[osm_tags.B46]&amp;[.B45]&amp;[.C45]&amp;[osm_tags.A46]&amp;&quot;'='&quot;&amp;[osm_tags.B46]&amp;[.B45]" office:value-type="string" office:string-value="  node['shop'='energy'](area.searchArea);SAUT  way['shop'='energy'](area.searchArea);" calcext:value-type="string">
            <text:p><text:s text:c="2"/>node['shop'='energy'](area.searchArea);SAUT <text:s/>way['shop'='energ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6]&amp;[osm_tags.A47]&amp;&quot;'='&quot;&amp;[osm_tags.B47]&amp;[.B46]&amp;[.C46]&amp;[osm_tags.A47]&amp;&quot;'='&quot;&amp;[osm_tags.B47]&amp;[.B46]" office:value-type="string" office:string-value="  node['shop'='florist'](area.searchArea);SAUT  way['shop'='florist'](area.searchArea);" calcext:value-type="string">
            <text:p><text:s text:c="2"/>node['shop'='florist'](area.searchArea);SAUT <text:s/>way['shop'='flor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7]&amp;[osm_tags.A48]&amp;&quot;'='&quot;&amp;[osm_tags.B48]&amp;[.B47]&amp;[.C47]&amp;[osm_tags.A48]&amp;&quot;'='&quot;&amp;[osm_tags.B48]&amp;[.B47]" office:value-type="string" office:string-value="  node['shop'='garden_centre'](area.searchArea);SAUT  way['shop'='garden_centre'](area.searchArea);" calcext:value-type="string">
            <text:p><text:s text:c="2"/>node['shop'='garden_centre'](area.searchArea);SAUT <text:s/>way['shop'='garden_cent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8]&amp;[osm_tags.A49]&amp;&quot;'='&quot;&amp;[osm_tags.B49]&amp;[.B48]&amp;[.C48]&amp;[osm_tags.A49]&amp;&quot;'='&quot;&amp;[osm_tags.B49]&amp;[.B48]" office:value-type="string" office:string-value="  node['shop'='hardware'](area.searchArea);SAUT  way['shop'='hardware'](area.searchArea);" calcext:value-type="string">
            <text:p><text:s text:c="2"/>node['shop'='hardware'](area.searchArea);SAUT <text:s/>way['shop'='hardwa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9]&amp;[osm_tags.A50]&amp;&quot;'='&quot;&amp;[osm_tags.B50]&amp;[.B49]&amp;[.C49]&amp;[osm_tags.A50]&amp;&quot;'='&quot;&amp;[osm_tags.B50]&amp;[.B49]" office:value-type="string" office:string-value="  node['shop'='houseware'](area.searchArea);SAUT  way['shop'='houseware'](area.searchArea);" calcext:value-type="string">
            <text:p><text:s text:c="2"/>node['shop'='houseware'](area.searchArea);SAUT <text:s/>way['shop'='housewa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0]&amp;[osm_tags.A51]&amp;&quot;'='&quot;&amp;[osm_tags.B51]&amp;[.B50]&amp;[.C50]&amp;[osm_tags.A51]&amp;&quot;'='&quot;&amp;[osm_tags.B51]&amp;[.B50]" office:value-type="string" office:string-value="  node['shop'='trade'](area.searchArea);SAUT  way['shop'='trade'](area.searchArea);" calcext:value-type="string">
            <text:p><text:s text:c="2"/>node['shop'='trade'](area.searchArea);SAUT <text:s/>way['shop'='trad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1]&amp;[osm_tags.A52]&amp;&quot;'='&quot;&amp;[osm_tags.B52]&amp;[.B51]&amp;[.C51]&amp;[osm_tags.A52]&amp;&quot;'='&quot;&amp;[osm_tags.B52]&amp;[.B51]" office:value-type="string" office:string-value="  node['shop'='electronics'](area.searchArea);SAUT  way['shop'='electronics'](area.searchArea);" calcext:value-type="string">
            <text:p><text:s text:c="2"/>node['shop'='electronics'](area.searchArea);SAUT <text:s/>way['shop'='electronic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2]&amp;[osm_tags.A53]&amp;&quot;'='&quot;&amp;[osm_tags.B53]&amp;[.B52]&amp;[.C52]&amp;[osm_tags.A53]&amp;&quot;'='&quot;&amp;[osm_tags.B53]&amp;[.B52]" office:value-type="string" office:string-value="  node['shop'='bicycle'](area.searchArea);SAUT  way['shop'='bicycle'](area.searchArea);" calcext:value-type="string">
            <text:p><text:s text:c="2"/>node['shop'='bicycle'](area.searchArea);SAUT <text:s/>way['shop'='bicycl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3]&amp;[osm_tags.A54]&amp;&quot;'='&quot;&amp;[osm_tags.B54]&amp;[.B53]&amp;[.C53]&amp;[osm_tags.A54]&amp;&quot;'='&quot;&amp;[osm_tags.B54]&amp;[.B53]" office:value-type="string" office:string-value="  node['shop'='sports'](area.searchArea);SAUT  way['shop'='sports'](area.searchArea);" calcext:value-type="string">
            <text:p><text:s text:c="2"/>node['shop'='sports'](area.searchArea);SAUT <text:s/>way['shop'='sport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4]&amp;[osm_tags.A55]&amp;&quot;'='&quot;&amp;[osm_tags.B55]&amp;[.B54]&amp;[.C54]&amp;[osm_tags.A55]&amp;&quot;'='&quot;&amp;[osm_tags.B55]&amp;[.B54]" office:value-type="string" office:string-value="  node['shop'='craft'](area.searchArea);SAUT  way['shop'='craft'](area.searchArea);" calcext:value-type="string">
            <text:p><text:s text:c="2"/>node['shop'='craft'](area.searchArea);SAUT <text:s/>way['shop'='craf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5]&amp;[osm_tags.A56]&amp;&quot;'='&quot;&amp;[osm_tags.B56]&amp;[.B55]&amp;[.C55]&amp;[osm_tags.A56]&amp;&quot;'='&quot;&amp;[osm_tags.B56]&amp;[.B55]" office:value-type="string" office:string-value="  node['shop'='newsagent'](area.searchArea);SAUT  way['shop'='newsagent'](area.searchArea);" calcext:value-type="string">
            <text:p><text:s text:c="2"/>node['shop'='newsagent'](area.searchArea);SAUT <text:s/>way['shop'='newsage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6]&amp;[osm_tags.A57]&amp;&quot;'='&quot;&amp;[osm_tags.B57]&amp;[.B56]&amp;[.C56]&amp;[osm_tags.A57]&amp;&quot;'='&quot;&amp;[osm_tags.B57]&amp;[.B56]" office:value-type="string" office:string-value="  node['shop'='toys'](area.searchArea);SAUT  way['shop'='toys'](area.searchArea);" calcext:value-type="string">
            <text:p><text:s text:c="2"/>node['shop'='toys'](area.searchArea);SAUT <text:s/>way['shop'='toy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7]&amp;[osm_tags.A58]&amp;&quot;'='&quot;&amp;[osm_tags.B58]&amp;[.B57]&amp;[.C57]&amp;[osm_tags.A58]&amp;&quot;'='&quot;&amp;[osm_tags.B58]&amp;[.B57]" office:value-type="string" office:string-value="  node['tourism'='hotel'](area.searchArea);SAUT  way['tourism'='hotel'](area.searchArea);" calcext:value-type="string">
            <text:p><text:s text:c="2"/>node['tourism'='hotel'](area.searchArea);SAUT <text:s/>way['tourism'='hot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8]&amp;[osm_tags.A59]&amp;&quot;'='&quot;&amp;[osm_tags.B59]&amp;[.B58]&amp;[.C58]&amp;[osm_tags.A59]&amp;&quot;'='&quot;&amp;[osm_tags.B59]&amp;[.B58]" office:value-type="string" office:string-value="  node['tourism'='hostel'](area.searchArea);SAUT  way['tourism'='hostel'](area.searchArea);" calcext:value-type="string">
            <text:p><text:s text:c="2"/>node['tourism'='hostel'](area.searchArea);SAUT <text:s/>way['tourism'='host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9]&amp;[osm_tags.A60]&amp;&quot;'='&quot;&amp;[osm_tags.B60]&amp;[.B59]&amp;[.C59]&amp;[osm_tags.A60]&amp;&quot;'='&quot;&amp;[osm_tags.B60]&amp;[.B59]" office:value-type="string" office:string-value="  node['tourism'='guest_house'](area.searchArea);SAUT  way['tourism'='guest_house'](area.searchArea);" calcext:value-type="string">
            <text:p><text:s text:c="2"/>node['tourism'='guest_house'](area.searchArea);SAUT <text:s/>way['tourism'='guest_hous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0]&amp;[osm_tags.A61]&amp;&quot;'='&quot;&amp;[osm_tags.B61]&amp;[.B60]&amp;[.C60]&amp;[osm_tags.A61]&amp;&quot;'='&quot;&amp;[osm_tags.B61]&amp;[.B60]" office:value-type="string" office:string-value="  node['office'='employment_agency'](area.searchArea);SAUT  way['office'='employment_agency'](area.searchArea);" calcext:value-type="string">
            <text:p><text:s text:c="2"/>node['office'='employment_agency'](area.searchArea);SAUT <text:s/>way['office'='employment_agenc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1]&amp;[osm_tags.A62]&amp;&quot;'='&quot;&amp;[osm_tags.B62]&amp;[.B61]&amp;[.C61]&amp;[osm_tags.A62]&amp;&quot;'='&quot;&amp;[osm_tags.B62]&amp;[.B6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2]&amp;[osm_tags.A63]&amp;&quot;'='&quot;&amp;[osm_tags.B63]&amp;[.B62]&amp;[.C62]&amp;[osm_tags.A63]&amp;&quot;'='&quot;&amp;[osm_tags.B63]&amp;[.B6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3]&amp;[osm_tags.A64]&amp;&quot;'='&quot;&amp;[osm_tags.B64]&amp;[.B63]&amp;[.C63]&amp;[osm_tags.A64]&amp;&quot;'='&quot;&amp;[osm_tags.B64]&amp;[.B6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4]&amp;[osm_tags.A65]&amp;&quot;'='&quot;&amp;[osm_tags.B65]&amp;[.B64]&amp;[.C64]&amp;[osm_tags.A65]&amp;&quot;'='&quot;&amp;[osm_tags.B65]&amp;[.B64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5]&amp;[osm_tags.A66]&amp;&quot;'='&quot;&amp;[osm_tags.B66]&amp;[.B65]&amp;[.C65]&amp;[osm_tags.A66]&amp;&quot;'='&quot;&amp;[osm_tags.B66]&amp;[.B65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6]&amp;[osm_tags.A67]&amp;&quot;'='&quot;&amp;[osm_tags.B67]&amp;[.B66]&amp;[.C66]&amp;[osm_tags.A67]&amp;&quot;'='&quot;&amp;[osm_tags.B67]&amp;[.B66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7]&amp;[osm_tags.A68]&amp;&quot;'='&quot;&amp;[osm_tags.B68]&amp;[.B67]&amp;[.C67]&amp;[osm_tags.A68]&amp;&quot;'='&quot;&amp;[osm_tags.B68]&amp;[.B67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8]&amp;[osm_tags.A69]&amp;&quot;'='&quot;&amp;[osm_tags.B69]&amp;[.B68]&amp;[.C68]&amp;[osm_tags.A69]&amp;&quot;'='&quot;&amp;[osm_tags.B69]&amp;[.B68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9]&amp;[osm_tags.A70]&amp;&quot;'='&quot;&amp;[osm_tags.B70]&amp;[.B69]&amp;[.C69]&amp;[osm_tags.A70]&amp;&quot;'='&quot;&amp;[osm_tags.B70]&amp;[.B69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0]&amp;[osm_tags.A71]&amp;&quot;'='&quot;&amp;[osm_tags.B71]&amp;[.B70]&amp;[.C70]&amp;[osm_tags.A71]&amp;&quot;'='&quot;&amp;[osm_tags.B71]&amp;[.B70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1]&amp;[osm_tags.A72]&amp;&quot;'='&quot;&amp;[osm_tags.B72]&amp;[.B71]&amp;[.C71]&amp;[osm_tags.A72]&amp;&quot;'='&quot;&amp;[osm_tags.B72]&amp;[.B71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2]&amp;[osm_tags.A73]&amp;&quot;'='&quot;&amp;[osm_tags.B73]&amp;[.B72]&amp;[.C72]&amp;[osm_tags.A73]&amp;&quot;'='&quot;&amp;[osm_tags.B73]&amp;[.B72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3]&amp;[osm_tags.A74]&amp;&quot;'='&quot;&amp;[osm_tags.B74]&amp;[.B73]&amp;[.C73]&amp;[osm_tags.A74]&amp;&quot;'='&quot;&amp;[osm_tags.B74]&amp;[.B73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4]&amp;[osm_tags.A75]&amp;&quot;'='&quot;&amp;[osm_tags.B75]&amp;[.B74]&amp;[.C74]&amp;[osm_tags.A75]&amp;&quot;'='&quot;&amp;[osm_tags.B75]&amp;[.B74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5]&amp;[osm_tags.A76]&amp;&quot;'='&quot;&amp;[osm_tags.B76]&amp;[.B75]&amp;[.C75]&amp;[osm_tags.A76]&amp;&quot;'='&quot;&amp;[osm_tags.B76]&amp;[.B75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6]&amp;[osm_tags.A77]&amp;&quot;'='&quot;&amp;[osm_tags.B77]&amp;[.B76]&amp;[.C76]&amp;[osm_tags.A77]&amp;&quot;'='&quot;&amp;[osm_tags.B77]&amp;[.B76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7]&amp;[osm_tags.A78]&amp;&quot;'='&quot;&amp;[osm_tags.B78]&amp;[.B77]&amp;[.C77]&amp;[osm_tags.A78]&amp;&quot;'='&quot;&amp;[osm_tags.B78]&amp;[.B77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8]&amp;[osm_tags.A79]&amp;&quot;'='&quot;&amp;[osm_tags.B79]&amp;[.B78]&amp;[.C78]&amp;[osm_tags.A79]&amp;&quot;'='&quot;&amp;[osm_tags.B79]&amp;[.B78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9]&amp;[osm_tags.A80]&amp;&quot;'='&quot;&amp;[osm_tags.B80]&amp;[.B79]&amp;[.C79]&amp;[osm_tags.A80]&amp;&quot;'='&quot;&amp;[osm_tags.B80]&amp;[.B79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0]&amp;[osm_tags.A81]&amp;&quot;'='&quot;&amp;[osm_tags.B81]&amp;[.B80]&amp;[.C80]&amp;[osm_tags.A81]&amp;&quot;'='&quot;&amp;[osm_tags.B81]&amp;[.B80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1]&amp;[osm_tags.A82]&amp;&quot;'='&quot;&amp;[osm_tags.B82]&amp;[.B81]&amp;[.C81]&amp;[osm_tags.A82]&amp;&quot;'='&quot;&amp;[osm_tags.B82]&amp;[.B81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2]&amp;[osm_tags.A83]&amp;&quot;'='&quot;&amp;[osm_tags.B83]&amp;[.B82]&amp;[.C82]&amp;[osm_tags.A83]&amp;&quot;'='&quot;&amp;[osm_tags.B83]&amp;[.B82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3]&amp;[osm_tags.A84]&amp;&quot;'='&quot;&amp;[osm_tags.B84]&amp;[.B83]&amp;[.C83]&amp;[osm_tags.A84]&amp;&quot;'='&quot;&amp;[osm_tags.B84]&amp;[.B83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4]&amp;[osm_tags.A85]&amp;&quot;'='&quot;&amp;[osm_tags.B85]&amp;[.B84]&amp;[.C84]&amp;[osm_tags.A85]&amp;&quot;'='&quot;&amp;[osm_tags.B85]&amp;[.B84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5]&amp;[osm_tags.A86]&amp;&quot;'='&quot;&amp;[osm_tags.B86]&amp;[.B85]&amp;[.C85]&amp;[osm_tags.A86]&amp;&quot;'='&quot;&amp;[osm_tags.B86]&amp;[.B85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osm_tags.A1:osm_tags.D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13:01.271507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6:52.967445907</meta:creation-date>
    <dc:date>2017-02-04T22:33:53.826108315</dc:date>
    <meta:editing-duration>PT4H14M5S</meta:editing-duration>
    <meta:editing-cycles>27</meta:editing-cycles>
    <meta:generator>LibreOffice/5.1.4.2$Linux_X86_64 LibreOffice_project/10m0$Build-2</meta:generator>
    <dc:creator>Julien Minet</dc:creator>
    <meta:document-statistic meta:table-count="2" meta:cell-count="602" meta:object-count="0"/>
  </office:meta>
</office:document-meta>
</file>